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5b6ac7" officeooo:paragraph-rsid="005b6ac7"/>
    </style:style>
    <style:style style:name="P2" style:family="paragraph" style:parent-style-name="Standard">
      <style:text-properties officeooo:rsid="005caa20" officeooo:paragraph-rsid="005caa20"/>
    </style:style>
    <style:style style:name="P3" style:family="paragraph" style:parent-style-name="Standard">
      <style:text-properties officeooo:rsid="005e3fa1" officeooo:paragraph-rsid="005e3fa1"/>
    </style:style>
    <style:style style:name="P4" style:family="paragraph" style:parent-style-name="Standard">
      <style:text-properties officeooo:rsid="005eca07" officeooo:paragraph-rsid="005eca07"/>
    </style:style>
    <style:style style:name="P5" style:family="paragraph" style:parent-style-name="Standard">
      <style:text-properties officeooo:rsid="00607d86" officeooo:paragraph-rsid="00607d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Istnieje coś takiego jak płyta holograficzna o pojemności do 9TB oraz płyta białkowa o pojemności 50TB</text:p>
      <text:p text:style-name="P2">-VGA to standard kart graficznych</text:p>
      <text:p text:style-name="P3">-Karta EGA to poprzednik kart VGA, starsze chyba...</text:p>
      <text:p text:style-name="P4">-Istnieje coś takiego jak skala integracji układów scalonych</text:p>
      <text:p text:style-name="P5">-Istnieje coś takiego jak VVC - rodzaj enkodowanie wideo pod nazwą H26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5T10:16:23.344235415</dc:date>
    <meta:editing-duration>P1DT5H41M1S</meta:editing-duration>
    <meta:editing-cycles>57</meta:editing-cycles>
    <meta:document-statistic meta:table-count="0" meta:image-count="0" meta:object-count="0" meta:page-count="1" meta:paragraph-count="5" meta:word-count="49" meta:character-count="318" meta:non-whitespace-character-count="274"/>
  </office:meta>
</office:document-meta>
</file>